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2" style:family="paragraph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1" style:family="paragraph" style:parent-style-name="Normal">
      <style:text-properties style:font-name="Times New Roman" fo:font-size="12pt" fo:language="en" fo:country="US" fo:font-weight="normal"/>
    </style:style>
    <style:style style:name="graphic1" style:family="graphic">
      <style:graphic-properties fo:background-color="#ffffff" style:wrap="parallel" style:vertical-pos="from-top" style:vertical-rel="page" style:horizontal-pos="from-left" style:horizontal-rel="page" fo:padding="0cm"/>
    </style:style>
  </office:automatic-styles>
  <office:body>
    <office:text>
      <text:p text:style-name="P1">
    <draw:frame draw:name="Frame1" draw:style-name="graphic1" draw:z-index="0" text:anchor-type="page" svg:x="1.687500in" svg:y="1.020833in" svg:width="3.510417in">
     <draw:text-box fo:min-height="2.406250in">
      <table:table table:name="Table1">
       <table:table-column/>
       <table:table-column/>
       <table:table-column/>
       <table:table-column/>
       <table:table-column/>
       <table:table-row>
        <table:table-cell>
         <text:p text:style-name="Normal"/>
        </table:table-cell>
        <table:table-cell>
         <text:p text:style-name="Normal"/>
        </table:table-cell>
        <table:table-cell>
         <text:p text:style-name="Normal"/>
        </table:table-cell>
        <table:table-cell>
         <text:p text:style-name="Normal"/>
        </table:table-cell>
        <table:table-cell>
         <text:p text:style-name="Normal"/>
        </table:table-cell>
       </table:table-row>
       <table:table-row>
        <table:table-cell>
         <text:p text:style-name="Normal"/>
        </table:table-cell>
        <table:table-cell>
         <text:p text:style-name="Normal"/>
        </table:table-cell>
        <table:table-cell>
         <text:p text:style-name="Normal"/>
        </table:table-cell>
        <table:table-cell>
         <text:p text:style-name="Normal"/>
        </table:table-cell>
        <table:table-cell>
         <text:p text:style-name="Normal"/>
        </table:table-cell>
       </table:table-row>
      </table:table>
      <text:p text:style-name="P2"/>
     </draw:text-box>
    </draw:frame>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 New Roman" fo:font-size="12pt" fo:language="en" fo:country="US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0.5in" fo:margin-bottom="0.5in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